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10be29" officeooo:paragraph-rsid="0010be29"/>
    </style:style>
    <style:style style:name="P6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7" style:family="paragraph" style:parent-style-name="Table_20_Contents">
      <style:text-properties officeooo:rsid="0019c650" officeooo:paragraph-rsid="0019c650"/>
    </style:style>
    <style:style style:name="P8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text-properties fo:font-style="normal" fo:font-weight="normal" officeooo:rsid="0018f6c1" officeooo:paragraph-rsid="0018f6c1" style:font-style-asian="normal" style:font-weight-asian="normal" style:font-style-complex="normal" style:font-weight-complex="normal"/>
    </style:style>
    <style:style style:name="T1" style:family="text">
      <style:text-properties officeooo:rsid="00180735"/>
    </style:style>
    <style:style style:name="T2" style:family="text">
      <style:text-properties officeooo:rsid="0019c650"/>
    </style:style>
    <style:style style:name="T3" style:family="text">
      <style:text-properties officeooo:rsid="001a784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2">3.1.</text:span> <text:span text:style-name="T2">Gestion des messages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itre</text:p>
          </table:table-cell>
          <table:table-cell table:style-name="Table1.B1" office:value-type="string">
            <text:p text:style-name="P7">Communiquer avec un membre</text:p>
          </table:table-cell>
        </table:table-row>
        <table:table-row>
          <table:table-cell table:style-name="Table1.A2" office:value-type="string">
            <text:p text:style-name="P6">Type</text:p>
          </table:table-cell>
          <table:table-cell table:style-name="Table1.B6" office:value-type="string">
            <text:p text:style-name="P5">Use-case général</text:p>
          </table:table-cell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6" office:value-type="string">
            <text:p text:style-name="P5">L'acteur d<text:span text:style-name="T1">ésire communiquer avec un membre.</text:span></text:p>
          </table:table-cell>
        </table:table-row>
        <table:table-row>
          <table:table-cell table:style-name="Table1.A2" office:value-type="string">
            <text:p text:style-name="P6">Acteurs</text:p>
          </table:table-cell>
          <table:table-cell table:style-name="Table1.B6" office:value-type="string">
            <text:p text:style-name="P5"><text:span text:style-name="T3">M</text:span>embre</text:p>
          </table:table-cell>
        </table:table-row>
        <table:table-row>
          <table:table-cell table:style-name="Table1.A2" office:value-type="string">
            <text:p text:style-name="P6">Préconditions</text:p>
          </table:table-cell>
          <table:table-cell table:style-name="Table1.B6" office:value-type="string">
            <text:p text:style-name="P5">L'acteur doit être authentifié, <text:span text:style-name="T2">le membre avec qui il veut communiquer doit avoir un compte actif.</text:span></text:p>
          </table:table-cell>
        </table:table-row>
        <table:table-row>
          <table:table-cell table:style-name="Table1.A2" office:value-type="string">
            <text:p text:style-name="P6">Postconditions</text:p>
          </table:table-cell>
          <table:table-cell table:style-name="Table1.B6" office:value-type="string">
            <text:p text:style-name="P5">Aucune</text:p>
          </table:table-cell>
        </table:table-row>
        <table:table-row>
          <table:table-cell table:style-name="Table1.A2" office:value-type="string">
            <text:p text:style-name="P6">Exceptions</text:p>
          </table:table-cell>
          <table:table-cell table:style-name="Table1.B7" office:value-type="string">
            <text:p text:style-name="P5">Aucune</text:p>
          </table:table-cell>
        </table:table-row>
      </table:table>
      <text:p text:style-name="P4"/>
      <text:p text:style-name="P3">Lorsque l'utilisateur désire <text:span text:style-name="T1">ajouter un article au catalogue</text:span>, il lui faut être authentifié <text:s/>et avoir un certain nombre de crédits. </text:p>
      <text:p text:style-name="P3"/>
      <text:p text:style-name="P2">Scénario d'opération</text:p>
      <text:list xml:id="list3299262888692231040" text:style-name="L1">
        <text:list-item>
          <text:p text:style-name="P8">L'utilisateur s'authentifie et passe alors au status de « membre ».</text:p>
        </text:list-item>
        <text:list-item>
          <text:p text:style-name="P9">Le membre peut ajouter l'article dans le catalogue du système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09T17:14:40.134094797</dc:date>
    <meta:editing-duration>PT39M43S</meta:editing-duration>
    <meta:editing-cycles>9</meta:editing-cycles>
    <meta:generator>LibreOffice/4.4.7.2$Linux_X86_64 LibreOffice_project/40m0$Build-2</meta:generator>
    <meta:document-statistic meta:table-count="1" meta:image-count="0" meta:object-count="0" meta:page-count="1" meta:paragraph-count="20" meta:word-count="91" meta:character-count="607" meta:non-whitespace-character-count="536"/>
  </office:meta>
</office:document-meta>
</file>